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71949909621170991" text:style-name="L1">
        <text:list-item>
          <text:p text:style-name="P1">Index</text:p>
          <text:p text:style-name="P1">-Vérifier que tous les ours sont affichés. (script.js ligne 32)</text:p>
          <text:p text:style-name="P1">-Vérifier que les liens "plus d'infos" sont corrects. (script.js ligne 44)</text:p>
        </text:list-item>
        <text:list-item>
          <text:p text:style-name="P1">produit</text:p>
          <text:p text:style-name="P1">-Vérifer que c'est produit correspondant à l'id qui est affiché.(produit.js ligne 36)</text:p>
          <text:p text:style-name="P1">-Vérifier que toutes les couleurs sont affichées (produit.js ligne 39)</text:p>
          <text:p text:style-name="P1">-Vérifier si l'ours a été ajouter au panier. <text:s/>(produit.js ligne 124)</text:p>
        </text:list-item>
        <text:list-item>
          <text:p text:style-name="P1">Panier</text:p>
        </text:list-item>
      </text:list>
      <text:p text:style-name="Standard"><text:tab/>-Verifier que tous mes articles ajoutés sont dans le panier. (panier.js ligne 34)</text:p>
      <text:p text:style-name="Standard"><text:tab/>-Vérifier que le bouton "vider le panier" fonctionne.(panier.js ligne 196)</text:p>
      <text:p text:style-name="Standard"><text:tab/>-Vérifer que le prix total est correct.(panier.js ligne 35)</text:p>
      <text:p text:style-name="Standard"><text:tab/>-Vérifier qu'il est impossible d'envoyer un formulaire vide.(panier.js ligne 155)</text:p>
      <text:p text:style-name="Standard"><text:tab/>-Vérifier qu'il est impossible d'envoyer le formulaire avec un panier vide. (panier.js ligne 171)</text:p>
      <text:p text:style-name="Standard"><text:tab/>-Vérifier qu'il faut rentrer un email correct dans le formulaire.(panier.html ligne 64)</text:p>
      <text:p text:style-name="Standard"><text:tab/>-Vérifier qu'il faut rentrer une adresse correcte dans le formulaire.(panier.html ligne 57)</text:p>
      <text:p text:style-name="Standard"><text:tab/>-Vérifier qu'il faut rentrer un prénom, un nom et une ville correcte dans le formulaire (panier.html ligne 42,49,71)</text:p>
      <text:list xml:id="list33772476" text:continue-numbering="true" text:style-name="L1">
        <text:list-item>
          <text:p text:style-name="P1">Confirmation<text:tab/></text:p>
          <text:p text:style-name="P1">-Vérifier que le prix de la commande est correct.(confirmation.js ligne 8)</text:p>
          <text:p text:style-name="P1">-Verifier que le panier est vide après la commande. (panier.js ligne 111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0M15S</meta:editing-duration>
    <meta:editing-cycles>107</meta:editing-cycles>
    <meta:generator>OpenOffice/4.1.6$Win32 OpenOffice.org_project/416m1$Build-9790</meta:generator>
    <dc:date>2020-11-17T13:55:21.70</dc:date>
    <meta:document-statistic meta:table-count="0" meta:image-count="0" meta:object-count="0" meta:page-count="1" meta:paragraph-count="19" meta:word-count="183" meta:character-count="1240"/>
    <meta:user-defined meta:name="Info 1"/>
    <meta:user-defined meta:name="Info 2"/>
    <meta:user-defined meta:name="Info 3"/>
    <meta:user-defined meta:name="Info 4"/>
  </office:meta>
</office:document-meta>
</file>